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3" calcext:value-type="date">
            <text:p>13.02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table:number-columns-repeated="1003"/>
        </table:table-row>
        <table:table-row table:style-name="ro1" table:number-rows-repeated="68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.00.0000</text:date>, <text:time style:data-style-name="N2" text:time-value="12:57:38.2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6</meta:editing-cycles>
    <meta:editing-duration>PT4H32M16S</meta:editing-duration>
    <dc:title>Saison Ekkart</dc:title>
    <dc:date>2018-02-14T12:58:17.968000000</dc:date>
    <meta:generator>LibreOffice/5.4.2.2$Windows_X86_64 LibreOffice_project/22b09f6418e8c2d508a9eaf86b2399209b0990f4</meta:generator>
    <dc:creator>Ekkart Kleinod</dc:creator>
    <meta:document-statistic meta:table-count="3" meta:cell-count="18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227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4">
                <text:p>4314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